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8" table:default-cell-style-name="Default"/>
        <table:table-row table:style-name="ro1">
          <table:table-cell office:value-type="string">
            <text:p>PROVIDER_1 </text:p>
          </table:table-cell>
          <table:table-cell office:value-type="string">
            <text:p>SECT_1</text:p>
          </table:table-cell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pol_record_id_str</text:p>
          </table:table-cell>
          <table:table-cell office:value-type="string">
            <text:p>Profilo tecnico</text:p>
          </table:table-cell>
          <table:table-cell office:value-type="string">
            <text:p>contatore</text:p>
          </table:table-cell>
          <table:table-cell office:value-type="string">
            <text:p>coeff tecnico</text:p>
          </table:table-cell>
          <table:table-cell office:value-type="string">
            <text:p>veh_make_str</text:p>
          </table:table-cell>
          <table:table-cell office:value-type="string">
            <text:p>pol_matriculation_date_dt</text:p>
          </table:table-cell>
          <table:table-cell office:value-type="string">
            <text:p>veh_model_str</text:p>
          </table:table-cell>
          <table:table-cell office:value-type="string">
            <text:p>veh_set_up_str</text:p>
          </table:table-cell>
          <table:table-cell office:value-type="string">
            <text:p>veh_fuel_str</text:p>
          </table:table-cell>
          <table:table-cell office:value-type="string">
            <text:p>CV fiscali</text:p>
          </table:table-cell>
          <table:table-cell office:value-type="string">
            <text:p>cilindrata</text:p>
          </table:table-cell>
          <table:table-cell office:value-type="string">
            <text:p>veh_kw_num</text:p>
          </table:table-cell>
          <table:table-cell office:value-type="string">
            <text:p>veh_habitual_vehicle_use_str</text:p>
          </table:table-cell>
          <table:table-cell office:value-type="string">
            <text:p>driv_driver_sex_str</text:p>
          </table:table-cell>
          <table:table-cell office:value-type="string">
            <text:p>pol_residence_province_str</text:p>
          </table:table-cell>
          <table:table-cell office:value-type="string">
            <text:p>UrbanRural</text:p>
          </table:table-cell>
          <table:table-cell office:value-type="string">
            <text:p>pol_residence_str</text:p>
          </table:table-cell>
          <table:table-cell office:value-type="string">
            <text:p>pol_driver_zip_code_str</text:p>
          </table:table-cell>
          <table:table-cell office:value-type="string">
            <text:p>driv_citizenship_str</text:p>
          </table:table-cell>
          <table:table-cell office:value-type="string">
            <text:p>driv_job_str</text:p>
          </table:table-cell>
          <table:table-cell office:value-type="string">
            <text:p>pol_insurance_situation_str</text:p>
          </table:table-cell>
          <table:table-cell office:value-type="string">
            <text:p>pol_bersani_str</text:p>
          </table:table-cell>
          <table:table-cell office:value-type="string">
            <text:p>pol_BM_assigned_str</text:p>
          </table:table-cell>
          <table:table-cell office:value-type="string">
            <text:p>pol_nr_of_yrs_insured_in_the_last_5_yrs_str</text:p>
          </table:table-cell>
          <table:table-cell office:value-type="string">
            <text:p>pol_claims_total_number_str</text:p>
          </table:table-cell>
          <table:table-cell office:value-type="string">
            <text:p>pol_nr_of_paid_claims_this_yr_str</text:p>
          </table:table-cell>
          <table:table-cell office:value-type="string">
            <text:p>pol_driver_less_than_26_yrs_str</text:p>
          </table:table-cell>
          <table:table-cell office:value-type="string">
            <text:p>pol_instalment_str</text:p>
          </table:table-cell>
          <table:table-cell office:value-type="string">
            <text:p>pol_public_liability_indemnity_limit_str</text:p>
          </table:table-cell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string">
            <text:p>PROVIDER_2</text:p>
          </table:table-cell>
          <table:table-cell office:value-type="string">
            <text:p>SECT_1</text:p>
          </table:table-cell>
          <table:table-cell table:number-columns-repeated="27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string">
            <text:p>PROVIDER_2</text:p>
          </table:table-cell>
          <table:table-cell office:value-type="string">
            <text:p>SECT_2</text:p>
          </table:table-cell>
          <table:table-cell table:number-columns-repeated="27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string">
            <text:p>PROVIDER_2</text:p>
          </table:table-cell>
          <table:table-cell office:value-type="string">
            <text:p>SECT_3</text:p>
          </table:table-cell>
          <table:table-cell table:number-columns-repeated="27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string">
            <text:p>PROVIDER_2</text:p>
          </table:table-cell>
          <table:table-cell office:value-type="string">
            <text:p>SECT_4</text:p>
          </table:table-cell>
          <table:table-cell table:number-columns-repeated="2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€ </number:text>
      <number:number number:decimal-places="0" number:min-integer-digits="1" number:grouping="true"/>
    </number:number-style>
    <number:number-style style:name="N116">
      <number:text>-€ 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€ </number:text>
      <number:number number:decimal-places="0" number:min-integer-digits="1" number:grouping="true"/>
    </number:number-style>
    <number:number-style style:name="N117">
      <style:text-properties fo:color="#ff0000"/>
      <number:text>-€ 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€ </number:text>
      <number:number number:decimal-places="2" number:min-integer-digits="1" number:grouping="true"/>
    </number:number-style>
    <number:number-style style:name="N118">
      <number:text>-€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€ </number:text>
      <number:number number:decimal-places="2" number:min-integer-digits="1" number:grouping="true"/>
    </number:number-style>
    <number:number-style style:name="N119">
      <style:text-properties fo:color="#ff0000"/>
      <number:text>-€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number number:decimal-places="0" number:min-integer-digits="1" number:grouping="true"/>
      <number:text> </number:text>
    </number:number-style>
    <number:number-style style:name="N121P1" style:volatile="true">
      <number:text>-€ </number:text>
      <number:number number:decimal-places="0" number:min-integer-digits="1" number:grouping="true"/>
      <number:text> </number:text>
    </number:number-style>
    <number:number-style style:name="N121P2" style:volatile="true">
      <number:text> €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number number:decimal-places="2" number:min-integer-digits="1" number:grouping="true"/>
      <number:text> </number:text>
    </number:number-style>
    <number:number-style style:name="N123P1" style:volatile="true">
      <number:text>-€ </number:text>
      <number:number number:decimal-places="2" number:min-integer-digits="1" number:grouping="true"/>
      <number:text> </number:text>
    </number:number-style>
    <number:number-style style:name="N123P2" style:volatile="true">
      <number:text> €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3" number:min-integer-digits="1" number:grouping="true"/>
      <number:text> </number:text>
    </number:number-style>
    <number:number-style style:name="N129P1" style:volatile="true">
      <number:text>-</number:text>
      <number:number number:decimal-places="3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1" number:min-integer-digits="1" number:grouping="true"/>
      <number:text> </number:text>
    </number:number-style>
    <number:number-style style:name="N130P1" style:volatile="true">
      <number:text>-</number:text>
      <number:number number:decimal-places="1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percentage-style style:name="N131">
      <number:number number:decimal-places="1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5">02/15/2010</text:date>, <text:time>15:5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5T15:51:04</meta:creation-date>
    <dc:date>2010-02-15T15:53:35</dc:date>
    <meta:editing-duration>PT00H02M31S</meta:editing-duration>
    <meta:editing-cycles>1</meta:editing-cycles>
    <meta:document-statistic meta:table-count="3" meta:cell-count="39" meta:object-count="0"/>
    <meta:generator>OpenOffice.org/3.0$Unix OpenOffice.org_project/300m15$Build-9379</meta:generator>
  </office:meta>
</office:document-meta>
</file>